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RecordIterator.DatabaseRecordIterator( ResultSet rs , NamespaceResolver resolver , NamePathResolver np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aseRecordIterato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RecordIterator.close( ReadRecord rec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RecordIterator.nextReco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RecordIterator.fetchReco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aseRecordIterator.has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